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paragraph-properties fo:text-align="start" style:justify-single-word="false"/>
      <style:text-properties style:text-underline-style="none"/>
    </style:style>
    <style:style style:name="P4" style:family="paragraph" style:parent-style-name="Standard">
      <style:paragraph-properties fo:text-align="start" style:justify-single-word="false"/>
      <style:text-properties style:font-name="Times New Roman" style:text-underline-style="none"/>
    </style:style>
    <style:style style:name="P5" style:family="paragraph" style:parent-style-name="Standard">
      <style:paragraph-properties fo:text-align="start" style:justify-single-word="false"/>
      <style:text-properties style:font-name="Times New Roman" style:text-underline-style="solid" style:text-underline-width="auto" style:text-underline-color="font-color"/>
    </style:style>
    <style:style style:name="P6" style:family="paragraph" style:parent-style-name="Standard">
      <style:paragraph-properties fo:text-align="start" style:justify-single-word="false"/>
      <style:text-properties style:font-name="Times New Roman" fo:font-style="normal" style:text-underline-style="none" style:font-style-asian="normal" style:font-style-complex="normal"/>
    </style:style>
    <style:style style:name="P7" style:family="paragraph" style:parent-style-name="Standard">
      <style:paragraph-properties fo:text-align="start" style:justify-single-word="false"/>
      <style:text-properties style:font-name="Times New Roman" fo:font-style="normal" style:text-underline-style="solid" style:text-underline-width="auto" style:text-underline-color="font-color" style:font-style-asian="normal" style:font-style-complex="normal"/>
    </style:style>
    <style:style style:name="T1" style:family="text">
      <style:text-properties style:text-underline-style="none"/>
    </style:style>
    <style:style style:name="T2" style:family="text">
      <style:text-properties style:font-name="Times New Roman1"/>
    </style:style>
    <style:style style:name="T3" style:family="text">
      <style:text-properties style:font-name="Times New Roman"/>
    </style:style>
    <style:style style:name="T4" style:family="text">
      <style:text-properties style:font-name="Times New Roman" style:text-underline-style="solid" style:text-underline-width="auto" style:text-underline-color="font-color"/>
    </style:style>
    <style:style style:name="T5" style:family="text">
      <style:text-properties style:font-name="Times New Roman" style:text-underline-style="none"/>
    </style:style>
    <style:style style:name="T6"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II: Enzymologie</text:p>
      <text:p text:style-name="P1"/>
      <text:p text:style-name="P2">Introduction:</text:p>
      <text:p text:style-name="P3"/>
      <text:p text:style-name="P3">Une enzyme est un catalyseur biologique. Elles permettent d'accélérer fortement la vitesse d'une réaction biochimique sans en modifier le résultat. Les enzymes abaisset l'énergie d'activation d'une réaction.</text:p>
      <text:p text:style-name="P3"/>
      <text:p text:style-name="P2">I/Bioenergétique:</text:p>
      <text:p text:style-name="P2"/>
      <text:p text:style-name="P3">C'est une discipline qui permet de savoir si une réaction est possible et dans quel sens celle-ci va se produire.</text:p>
      <text:p text:style-name="P3"/>
      <text:p text:style-name="P2"><text:span text:style-name="T1"><text:tab/></text:span>1)Sens d'une réaction:</text:p>
      <text:p text:style-name="P3"/>
      <text:p text:style-name="P3">Elle dépend de la variation d'énergie associée à la réaction. La cellule pour survivre a un besoin perpetuel en énergie cette énergie est apportée par différentes réactions de la cellule. On va définir un systéme comme étant la région où s'effectue les réactions. Les réactions peuvent d'un point de vue réactionnel puiser ou libérer de l'énergie.Cette variation d'énergie s'appelle la variation d'enthalpie libre ou <text:span text:style-name="T2">Δ</text:span><text:span text:style-name="T3">G. Dans les conditions physiologique c'est à dire à pH7 et à 37° </text:span><text:span text:style-name="T2">Δ</text:span><text:span text:style-name="T3">G devient </text:span><text:span text:style-name="T2">Δ'</text:span><text:span text:style-name="T3">G0 standard.</text:span></text:p>
      <text:p text:style-name="P4">Si la réaction libère de l'énergie dans la cellule alors le delta G sera négative, toutes molécule qui libère une énergie supérrieur à -25 Kj est considérée comme riche en énergie.</text:p>
      <text:p text:style-name="P4"/>
      <text:p text:style-name="P4">Formule</text:p>
      <text:p text:style-name="P4"/>
      <text:p text:style-name="P4"/>
      <text:p text:style-name="P3"><text:span text:style-name="T3">D'après la frmule on constate que les concentrations vont influencer les delta G.Les réactions qui libèrent de l'énergie sont dites exergonique elles sont donc thermodynamique favorisée les autres où delta G&gt;0 sont dites endergoniques. Pour qu'elle est lieu il faudrait fournir de l'énergie. Dans les cellules il y a des couplages énergétiques, dans les cellules les réactions endergoniques vont être couplées avec des exergoniques. Si <text:s/></text:span><text:span text:style-name="T2">Δ</text:span><text:span text:style-name="T3">G=0 le systéme est à l'équilibre on parle de système fermé, quand le systéme est ouvert on parle de système stationnaire.</text:span></text:p>
      <text:p text:style-name="P4"/>
      <text:p text:style-name="P4"/>
      <text:p text:style-name="P3"><text:span text:style-name="T3"><text:tab/></text:span><text:span text:style-name="T4">2/ATP:</text:span></text:p>
      <text:p text:style-name="P5"/>
      <text:p text:style-name="P4">L'ATP est un nucléotide, c'est une molécule qui a un haut potentiel d'hydrolyse donc riche en énergie.</text:p>
      <text:p text:style-name="P4"/>
      <text:p text:style-name="P4"/>
      <text:p text:style-name="P4"/>
      <text:p text:style-name="P4"/>
      <text:p text:style-name="P4"/>
      <text:p text:style-name="P4"/>
      <text:p text:style-name="P4"/>
      <text:p text:style-name="P4"/>
      <text:p text:style-name="P4">Elle comporte 2 liaisons riches en énergie dont la rupture provoque de l'énergie. On a des couplages énergétiques qui stocke de l'énergie, elle tire son énergie de l'oxydation en CO2 et en H2O dela molécule riche en énergie.</text:p>
      <text:p text:style-name="P4">L'ATP sert de monnaie d'échange puisque son hydrolyse va permettre de four nir de l'énergie necessaire aux réactions énergétiques.</text:p>
      <text:p text:style-name="P3"><text:soft-page-break/><text:span text:style-name="T3"><text:tab/></text:span><text:span text:style-name="T4">3/Les réaction d'oxydo-réduction:</text:span></text:p>
      <text:p text:style-name="P5"/>
      <text:p text:style-name="P4">Un couple d'oxydo réduction est caractérisé par son potentiel que l'on appelle E (potentiel d'oxydo réduction). Le potentiel des couples red ox de la cellule dans les conditions physiologique est noté E'0 voir poly.</text:p>
      <text:p text:style-name="P4"/>
      <text:p text:style-name="P4">Exemple:</text:p>
      <text:p text:style-name="P4"/>
      <text:p text:style-name="P4"/>
      <text:p text:style-name="P4"/>
      <text:p text:style-name="P3"><text:span text:style-name="T3">Les électrons vont du couple qui a le potentiel le plus bas vers le couple qui a le potentiel le plus grand. Entre 2 couples red ox il exite une variation de potentiel </text:span><text:span text:style-name="T2">Δ</text:span><text:span text:style-name="T3"> E0. Il existe une relation que l'on appelle relation de Nernst.</text:span></text:p>
      <text:p text:style-name="P4"/>
      <text:p text:style-name="P4"/>
      <text:p text:style-name="P4"/>
      <text:p text:style-name="P3"><text:span text:style-name="T3">Pour calculer </text:span><text:span text:style-name="T2">ΔE'0 il faut soustraire le potentiel le plus gros au potentiel le plus petit. Cela permet de savoir si la réaction libérera suffisamment d'énergie, si elle est suffisante la réaction sera exergonique et pourra libérer de l'énergie stocker sous la forme d'ATP. Elle sera exergonique <text:s/>Δ</text:span><text:span text:style-name="T3">G&gt;25.</text:span></text:p>
      <text:p text:style-name="P4"/>
      <text:p text:style-name="P4"/>
      <text:p text:style-name="P5">II/Les enzymes:</text:p>
      <text:p text:style-name="P5"/>
      <text:p text:style-name="P2"><text:span text:style-name="T5"><text:tab/></text:span><text:span text:style-name="T3">1/Structure:</text:span></text:p>
      <text:p text:style-name="P5"/>
      <text:p text:style-name="P4">Les en zymes osnt des protéines elles osnt de nature protéique, les aa sont reliés entre eux par des liasons peptidiques. Les enzymes <text:s/>vont posséder des structures Ier, Iire, IIIre. Leur configuration dans l'espace leur confère des propriétés de spécificité plus ou moins étroite sur le substrat. Des sillons et des crevasses vont apparaître ce sont des sites actifs. On va avoir 2 structures, le site de reconnaissance ou site de fixation qui vont permettre la fixation spécifique du substrat sur l'enzyme. Dans le site actif on trouve le site catalytique, c'est le site où le substrat est transformé en produit c'est là où se réalise la réaction catalytique ces sont de petites régions.</text:p>
      <text:p text:style-name="P4">On distingue les holoenzymes ( uniquement des aa) mais aussi des étéroenzymes (fraction de protéique et fraction non protéique appelées co-facteurs).</text:p>
      <text:p text:style-name="P5"/>
      <text:p text:style-name="P3"><text:span text:style-name="T3"><text:tab/></text:span><text:span text:style-name="T4">2/Les co-facteurs:</text:span></text:p>
      <text:p text:style-name="P5"/>
      <text:p text:style-name="P4">Ils sont indispensables ils peuvent être de nature différente et plus ou moins liés à l'enzyme. Il y a beaucoup d'ions (Mg2+) mais aussi certains co facteurs sont des co-enzyme. Ces co enzymes peuvent être libres donc non fixées, elles assurent le transfert de groupement d'un point de la cellule à un autre. Les co enzymes sont des groupement prostétiques, elles sont fixées de manière permanentes et covalente sur l'enzyme. La co enzyme et les co facteur sont là pour aider l'enzyme à fonctionner correctement.</text:p>
      <text:p text:style-name="P4"/>
      <text:p text:style-name="P4"/>
      <text:p text:style-name="P4"/>
      <text:p text:style-name="P4"/>
      <text:p text:style-name="P4"/>
      <text:p text:style-name="P4"/>
      <text:p text:style-name="P4">Le NAD+ n'intervient pas dans la réaction mais il permet la récupération des e-.</text:p>
      <text:p text:style-name="P4"/>
      <text:p text:style-name="P4"><text:soft-page-break/></text:p>
      <text:p text:style-name="P4"/>
      <text:p text:style-name="P4"/>
      <text:p text:style-name="P4"/>
      <text:p text:style-name="P4"/>
      <text:p text:style-name="P4"/>
      <text:p text:style-name="P4">L'ATP a un rôle de co enzyme elle permet le transfert des groupement phosphate.</text:p>
      <text:p text:style-name="P4"/>
      <text:p text:style-name="P5">II/La réaction enzymatique:</text:p>
      <text:p text:style-name="P5"/>
      <text:p text:style-name="P2"><text:span text:style-name="T5"><text:tab/></text:span><text:span text:style-name="T3">1/Fixation:</text:span></text:p>
      <text:p text:style-name="P5"/>
      <text:p text:style-name="P4">La fixation se fait au niveau des sites de reconnaissances, elle se fera toujours par l'établissement de liaisons non covalentes donc faibles. Ces liaison faibles se font entre les le substrat et les acides aminés des enzymes de reconnaissance. Il existe deux modèle de fixation du substrat sur le site actif: le modèle clef de serrure et le modèle de l'ajustement induit le substrat provoque chez l'enzyme une transformation.</text:p>
      <text:p text:style-name="P4">La catalyse enzymatique est assurée par le site enzymatique et correspond à la transformation du substrat en produit. Les hydrolases vont hydrolyser l' alpha-chymotipsine, c'est une enzyme digestive qui fait partie d'une sous classe les protéases, elle va hydrolyser les protéines en rompant les liaisons peptidiques. On a donc un aa qui peut attaquer le substrat.</text:p>
      <text:p text:style-name="P4"/>
      <text:p text:style-name="P5">III/Niveaux de régualtion:</text:p>
      <text:p text:style-name="P4"/>
      <text:p text:style-name="P4">Il y a plusieurs façon de réguler une enzyme on parle de niveaux de régulation.</text:p>
      <text:p text:style-name="P4"/>
      <text:p text:style-name="P5"><text:span text:style-name="T1"><text:tab/></text:span>1/Contrôle transcription:</text:p>
      <text:p text:style-name="P5"/>
      <text:p text:style-name="P4">En ce qui concerne les enzymes, la transcription va permettre de traduire ADN en ARNmt, l'enzyme polymérase intervient, il est possible de controler la transcriptionel e ces gènes ceci est possible car les gènes sont contrôles par des règions activatrice et inhibitrice ce sont des régions en amont du gène. <text:s/>Ceci ce fait selon les besoins de la cellule, la cellule va inhibrou activer la trasncription, dans la cellule il y a des facteurs qui vont interagir avec les zones régulatrices lorsque la cellule n'aura pas besoin d'enzyme des facteurs d'inhibitions interagissent avec les zones inhibitrices donc l'enzyme ne sera pas fabriquée. Soit la cellule a suffisamment d'enzyme soit la réaction catalysée par l'enzyme n'est pas nécessaire.Ce type d'enzyme contrôlée au niveau de la transcription sont dites inductives. En cas de nécessite la transcription sera débloquée grace a des facteurs de transcription ils vont interagir avec des zones activatrices. Dans la plus part des cas les facteurs de transcriptions sont activés par des messager extérieur comme des hormones. Elle a pour but d'économiser d el'énergie car la fabrication d'une enzyme demande beaucoup d'ADN.</text:p>
      <text:p text:style-name="P4"/>
      <text:p text:style-name="P4"><text:tab/>2/Le contrôle par modifications covalentes:</text:p>
      <text:p text:style-name="P4"/>
      <text:p text:style-name="P4">Dans ce type de processus l'activité de l'enzyme va etre réguler par l'activation où la cassure de liaison covalentes, l'enzyme est présente dans la cellule, la cellule la contrôle en éatblissant ou rompant des liasons covalentes, on peut phosphoriler ou dephosphoriler une enzyme on va transférer sur l'enzyme un ou plusieurs groupements phosphates, la phosphorilation pourra etre activatrice on inhibitrice et de meme pour la défosforilation cela dépend de l'enzyme. L phosphorilation d'une enzyme ne peut se faire que sur certains aa, que sur des résidus aa dont le radical porte une fonction OH alcool (sérine, tréonine, thyrosine). Le groupement phosphate est transféré par réaction d'estérification car OH est acide. Pour phosphoriler une enzyme il faut une autre enzyme qui fait partie du groupe des kinases ce sont ds enzymes phophorilantes. Ce <text:soft-page-break/>groupement phosphate peut etre éliminer de l'enzyme en hydrolisant le groupement phosphate cette hydrolyse sera assurer par un groupe d'enzyme que l'on appelle les phosphatases. Ce systéme s'adapte aux besoins de l'enzyme, grâce à des messager externes. Activation des kinase ou des phosphatases. </text:p>
      <text:p text:style-name="P4">Exemple:</text:p>
      <text:p text:style-name="P4">-</text:p>
      <text:p text:style-name="P4"/>
      <text:p text:style-name="P4"/>
      <text:p text:style-name="P4"/>
      <text:p text:style-name="P4"/>
      <text:p text:style-name="P4">-</text:p>
      <text:p text:style-name="P4"/>
      <text:p text:style-name="P4"/>
      <text:p text:style-name="P4"/>
      <text:p text:style-name="P4"/>
      <text:p text:style-name="P4"/>
      <text:p text:style-name="P4"/>
      <text:p text:style-name="P4"><text:tab/><text:span text:style-name="T6">3/Contrôle allostérique:</text:span></text:p>
      <text:p text:style-name="P4"><text:span text:style-name="T6"/></text:p>
      <text:p text:style-name="P4">Cette régulation ne concerne que les enzeymes qui ont une structure quaternaire c'est à dire qui sont formée de sous unités. Le contrôle allostérique des enzymes peut se faire à deux niveaux il peut etre réguler par un système d'inhibiteurs et activateurs. Voir poly Si le site allostérique est vacant la conformation du site actif ne permet pas la fixation du substrat, c'est la fixation de l'activateur qui va permettre la mise en place correct du substrat. L'activateur peut être le substrat lui même où alors ça peut etre une molécule si l'enzyme fait partie d'une chaine de réactions.</text:p>
      <text:p text:style-name="P4">Exemple:</text:p>
      <text:p text:style-name="P4">-</text:p>
      <text:p text:style-name="P4"/>
      <text:p text:style-name="P4"/>
      <text:p text:style-name="P4"/>
      <text:p text:style-name="P4">On peut avoir des enzymes allostérique inhiber grâce à une inhibiteur voir poly. L'inhibiteur va se fixer sur le site allostérique on aura changement de conformation du site actif. On va retrouver ce type d'inhybition dans beaucoup de réactions en chaine. Les produit de la réaction inhibe allostériquement les première enzymes de la réaction. Le but de toutes régulations enzymatiques est d'économiser de l'énergie.</text:p>
      <text:p text:style-name="P4">Exemple:</text:p>
      <text:p text:style-name="P4">-</text:p>
      <text:p text:style-name="P4"/>
      <text:p text:style-name="P4"/>
      <text:p text:style-name="P4">Elles peuvent également fonctionner sur un atre modèle le modèle du changement de conformation induit. Dans ce type d'enzyme tous les protomères sont identiques ils comportent un site actif qui au départ n'a pas une conformation très favorable à la fixation du substrat. Dans ce cas là la fixation d'un substrat sur le premier protomère va favoriser la fixation d'un deuxième substrat sur un deuxième protomère en changeant la conformation de ce deuxième protomère voir poly. Une très légère augmentation de la concentration en substrat va provoquer une très forte accélération de la réaction.</text:p>
      <text:p text:style-name="P4">Si on trace la vitesse de la réaction en fonction de la concentration en substrat. Avec une enzyme non allostérique la vitesse maximum est obtenue avec beaucoup plus de substrat. C'est un avantage car les variations de substrat dans les enzymes sont généralement très faibles.</text:p>
      <text:p text:style-name="P4">-</text:p>
      <text:p text:style-name="P4"/>
      <text:p text:style-name="P4"/>
      <text:p text:style-name="P4"><text:soft-page-break/></text:p>
      <text:p text:style-name="P5">IV/Classification des enzymes:</text:p>
      <text:p text:style-name="P4"/>
      <text:p text:style-name="P4"><text:tab/><text:span text:style-name="T6">1/Les noms des enzymes:</text:span></text:p>
      <text:p text:style-name="P4"><text:span text:style-name="T6"/></text:p>
      <text:p text:style-name="P4">Il y a trois façon de nommer une enzyme, par son numéros d'odre donné par le cide enzyme classification précéder des initiales EC, chaque chiffres fait référence a des classes et des sous classes. Le deuxième nom est un nom systématique il va décrire avec précision le type de réaction provoquée par l'enzyme. Les enzymes ont toutes un nom commun.</text:p>
      <text:p text:style-name="P4"/>
      <text:p text:style-name="P4"><text:tab/><text:span text:style-name="T6">2/Les différentes catégories:</text:span></text:p>
      <text:p text:style-name="P4"><text:span text:style-name="T6"/></text:p>
      <text:p text:style-name="P4">Le numéros d'ordre est donné par enzyme classification. La première classe est la classe des oxydo-réductases, on a ensuite des ous classe la sous classe agit sur OH-CH... Le groupe numéros 2 c'est le groupe des transférase ce sont des enzymes qui vont transférer Le 3eme groupe c'est les hydrolase (coupure par l'eau). Liase (enzyme qui lie) isomérase (elles vont changer la structure développer), ligase(elles lient). Voir doc Le seul bémol c'est que deux enzyme d'espèce différente mais qui <text:s/>catalyse la même réaction auront le même numéros.</text:p>
      <text:p text:style-name="P4"/>
      <text:p text:style-name="P7">III/Les principaux co-enzymes et groupements prosthétiques.</text:p>
      <text:p text:style-name="P7"/>
      <text:p text:style-name="P6">Ce sont des co-facteurs enzymatiques, ils sont indispensables mais se e sont pas elles qui assurent la réaction. Si le co-enzyme est lié de manière covalente à l'enzyme on parlera de co-enzyme et on ades co-enzyme non liée de manière covalente dans ce cas là on appelle le co-enzyme co-substrat. Le groupement prosthétique c'est l'enzyme qui assure sa régénération, ce sont d'autres réactions qui assureront la régénération des co-substrat. La plus part des co-enzymes sont de vitamines ou des dérivés vitaminiques. Ce osnt donc des facteurs de croissance pour l'homme, on ne sait pas fabriquer les vitamines elles doivent donc être présentes dans l'alimentation. Si ce n'est pas le cas on va être en carence.</text:p>
      <text:p text:style-name="P6"/>
      <text:p text:style-name="P7">1/Les co-enzymes d'oxido-réduction: voir tableau</text:p>
      <text:p text:style-name="P7"/>
      <text:p text:style-name="P6">Elles seront impliquées dans les réactions d'oxydo-réduction, on les retrouvera toujours associée aux oxido-réductases. Elles permettent de donner ces e- et ces protons, ce sont les co-enzymes qui vont prendre en charge les e- puisé d'une molécule par les enzymes et inversement pour une réduction.</text:p>
      <text:p text:style-name="P6">Exemple:</text:p>
      <text:p text:style-name="P6">-</text:p>
      <text:p text:style-name="P6"/>
      <text:p text:style-name="P6"/>
      <text:p text:style-name="P6"/>
      <text:p text:style-name="P6">-</text:p>
      <text:p text:style-name="P6"/>
      <text:p text:style-name="P6"/>
      <text:p text:style-name="P6">Selon les ca squand on va réduire soit les H+ seront fixés sur la co enzyme, soit sous la forme XH+,H+</text:p>
      <text:p text:style-name="P6"><text:tab/></text:p>
      <text:p text:style-name="P6"><text:tab/><text:span text:style-name="T6">1.1/NAD+ et NADP+:</text:span></text:p>
      <text:p text:style-name="P6"><text:span text:style-name="T6"/></text:p>
      <text:p text:style-name="P6">On la rencontre très souvent dans le métabolisme, ces deux co-enzyme sont des di-nucléotides de type co-substrat elle spermetent le transfert et la fixation d'un e-. Ces deux co-enzyme sont des di-nucléide ils sont reliés l'un à autre, un nucléotide qui s'appelle le Nicotinamide le 2eme est former <text:soft-page-break/>par l'adénine ces deux nucléotides sont relié par une liaison phosphodiester. L'atome d'azote du nico est chargé c'est pour cela que NAD+. Le proton va etre pris en charge est fixé sur le sommet du nico ainsi que un des deux protons tirés de AH2 réduit. Le NADP+ est retrouver chez les animaux <text:s/>et les végétaux pentoses phosphates. Molécule sous forme schématique à connaître 4°</text:p>
      <text:p text:style-name="P6">-</text:p>
      <text:p text:style-name="P6"/>
      <text:p text:style-name="P6"/>
      <text:p text:style-name="P6"/>
      <text:p text:style-name="P6"/>
      <text:p text:style-name="P6"/>
      <text:p text:style-name="P6"><text:tab/><text:span text:style-name="T6">1.2/FMN ET FAD:</text:span></text:p>
      <text:p text:style-name="P6"><text:span text:style-name="T6"/></text:p>
      <text:p text:style-name="P4">Ce sont groupemnt prosstetique lié de manière covalente contrairement au NAD, ils sont capables de prendre en charge les deux protons et deux électrons. C'est un mononucléotide, sucre: ribitol base azotée: adénine .Dans le FAD on retrouve la flamine il dérive du FMN. Les protons sont prsi en charge par la flamine au niveau des O. Le Fmn on le retrouve dans le foie et a un rôle très important dans la detoxification,quant au FAD on le retrouve dans le métabolisme énergétique notament dasn le cycle de creps mais aussi dans l'oxydation des acides gras.</text:p>
      <text:p text:style-name="P4"/>
      <text:p text:style-name="P4"><text:tab/><text:span text:style-name="T6">1.3/Ubiquinone/plastoquinone:</text:span></text:p>
      <text:p text:style-name="P4"><text:span text:style-name="T6"/></text:p>
      <text:p text:style-name="P4">L'ubi on la retrouve sous le nom de co enzyme Q, on le retrouve au niveau de la chaine respiratoire, ce sont des co-enzyme non liée, la plasto est une co-enzyme que l'on retrouve chez les végétaux où elle va jouer un rôle important. </text:p>
      <text:p text:style-name="P4"/>
      <text:p text:style-name="P4"><text:tab/><text:span text:style-name="T6">1.4/Les hemes:</text:span></text:p>
      <text:p text:style-name="P4"><text:span text:style-name="T6"/></text:p>
      <text:p text:style-name="P4">Ce sont des groupements prostétiques, ils se caractérisent par un atome de fer en leur centre on les retrouve dans la chaine respiratoire où ils assurent le transfert d'un seul e- à la fois.</text:p>
      <text:p text:style-name="P4"/>
      <text:p text:style-name="P4"/>
      <text:p text:style-name="P5">2)Les co-enzyme de transfert:</text:p>
      <text:p text:style-name="P5"/>
      <text:p text:style-name="P5"><text:span text:style-name="T1"><text:tab/></text:span>2.1)Biotine:</text:p>
      <text:p text:style-name="P5"/>
      <text:p text:style-name="P4">C'est un groupement prostétique donc lié de façon covalente à son enzyme lle va assurer le transfert de CO2. Elle intervient dans les réactions avec des décarboxylases ou à l'inverse avec des carboxilases dans les eux cas la biotine va être un accepteur transitoire du CO2 soit à l'inverse elle va fixer le CO2 du milieu et l'enzyme va le transférer sur la molécule.</text:p>
      <text:p text:style-name="P4">-</text:p>
      <text:p text:style-name="P4"><text:span text:style-name="T6"/></text:p>
      <text:p text:style-name="P4"><text:span text:style-name="T6"/></text:p>
      <text:p text:style-name="P4"><text:tab/><text:span text:style-name="T6">2.2)Co-enzyme A:</text:span></text:p>
      <text:p text:style-name="P4"><text:span text:style-name="T6"/></text:p>
      <text:p text:style-name="P4">Le groupement très important c'est le groupement tiol il va être réactif, la co-enzyme a un rôle d'activation des molécules elle va activer des molécules pour permettre leur transformation par la suite, il a un rôle activateur. Le co-enzyme a va permettre l'activation du piruvate et des acides gras. Quand il va se fixer à ce type de groupement il va se former des liaisons riches en énergie avec le groupement tiol.</text:p>
      <text:p text:style-name="P4">-5°</text:p>
      <text:p text:style-name="P4"/>
      <text:p text:style-name="P4"/>
      <text:p text:style-name="P4"><text:soft-page-break/><text:tab/><text:span text:style-name="T6">2.3)Pyrophosphate de thiamine TPP: a reprende</text:span></text:p>
      <text:p text:style-name="P4"/>
      <text:p text:style-name="P4">Le TPP intervien dasn le transfert de groupemnt di-carboné alors que l'EPP va assurer le transfert des groupements alpha aminé des aa. EPP on le retrouve associer aux desaminase, on le retrouve égalment associé aux désaminases et aux transaminase elle transfert le groupement alpha NH2 vers un groupement alpha cétonique et on obtient un autre aa et un autre alpha cétonique.</text:p>
      <text:p text:style-name="P4"/>
      <text:p text:style-name="P4"><text:tab/><text:span text:style-name="T6">2.4)THF et la co-enzymes b12:</text:span></text:p>
      <text:p text:style-name="P4"/>
      <text:p text:style-name="P4">THF est associé dasn le transfert de groupement mono carbonés qui n'ont qu 'un seul acrbone, quant à la co-enzyme b12 ses fonctions sont variables</text:p>
      <text:p text:style-name="P4"><text:span text:style-name="T6"/></text:p>
      <text:p text:style-name="P4"/>
      <text:p text:style-name="P4"/>
      <text:p text:style-name="P4"/>
      <text:p text:style-name="P4"/>
      <text:p text:style-name="P4"/>
      <text:p text:style-name="P4"/>
      <text:p text:style-name="P4"><text:s text:c="2"/></text:p>
      <text:p text:style-name="P2"/>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in margier</meta:initial-creator>
    <meta:creation-date>2011-03-13T17:57:17</meta:creation-date>
    <dc:date>2011-03-14T10:57:42</dc:date>
    <dc:creator>robin margier</dc:creator>
    <meta:editing-duration>PT02H40M39S</meta:editing-duration>
    <meta:editing-cycles>3</meta:editing-cycles>
    <meta:generator>OpenOffice.org/3.2$Unix OpenOffice.org_project/320m18$Build-9502</meta:generator>
    <meta:document-statistic meta:table-count="0" meta:image-count="0" meta:object-count="0" meta:page-count="7" meta:paragraph-count="85" meta:word-count="2426" meta:character-count="15093"/>
  </office:meta>
</office:document-meta>
</file>